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5a0ab" officeooo:paragraph-rsid="0015a0ab"/>
    </style:style>
    <style:style style:name="P2" style:family="paragraph" style:parent-style-name="Standard">
      <style:text-properties fo:font-size="11pt" officeooo:rsid="000f88e1" officeooo:paragraph-rsid="007dd912" style:font-size-asian="11pt" style:font-size-complex="11pt"/>
    </style:style>
    <style:style style:name="P3" style:family="paragraph" style:parent-style-name="Standard">
      <style:text-properties officeooo:rsid="007dd912" officeooo:paragraph-rsid="007dd912"/>
    </style:style>
    <style:style style:name="P4" style:family="paragraph" style:parent-style-name="Standard">
      <style:text-properties officeooo:paragraph-rsid="007e04e5"/>
    </style:style>
    <style:style style:name="P5" style:family="paragraph" style:parent-style-name="Standard">
      <style:text-properties fo:font-size="11pt" fo:font-weight="normal" officeooo:rsid="007e04e5" officeooo:paragraph-rsid="007e04e5" style:font-size-asian="11pt" style:font-weight-asian="normal" style:font-size-complex="11pt" style:font-weight-complex="normal"/>
    </style:style>
    <style:style style:name="P6" style:family="paragraph" style:parent-style-name="Standard">
      <style:text-properties fo:font-size="11pt" fo:font-weight="normal" officeooo:rsid="007dd912" officeooo:paragraph-rsid="007dd912" style:font-size-asian="11pt" style:font-weight-asian="normal" style:font-size-complex="11pt" style:font-weight-complex="normal"/>
    </style:style>
    <style:style style:name="P7" style:family="paragraph" style:parent-style-name="Standard" style:list-style-name="L1">
      <style:text-properties officeooo:paragraph-rsid="007e4a12"/>
    </style:style>
    <style:style style:name="P8" style:family="paragraph" style:parent-style-name="Standard" style:list-style-name="L1">
      <style:text-properties officeooo:paragraph-rsid="008001bb"/>
    </style:style>
    <style:style style:name="P9" style:family="paragraph" style:parent-style-name="Standard" style:list-style-name="L1">
      <style:text-properties officeooo:paragraph-rsid="00127e41"/>
    </style:style>
    <style:style style:name="P10" style:family="paragraph" style:parent-style-name="Standard" style:list-style-name="L1">
      <style:text-properties officeooo:paragraph-rsid="0066512b"/>
    </style:style>
    <style:style style:name="P11" style:family="paragraph" style:parent-style-name="Standard" style:list-style-name="L1">
      <style:text-properties officeooo:paragraph-rsid="007480d7"/>
    </style:style>
    <style:style style:name="P12" style:family="paragraph" style:parent-style-name="Standard" style:list-style-name="L1">
      <style:text-properties officeooo:paragraph-rsid="00130009"/>
    </style:style>
    <style:style style:name="P13" style:family="paragraph" style:parent-style-name="Standard" style:list-style-name="L1">
      <style:text-properties officeooo:paragraph-rsid="00836096"/>
    </style:style>
    <style:style style:name="P14" style:family="paragraph" style:parent-style-name="Standard" style:list-style-name="L1">
      <style:text-properties officeooo:paragraph-rsid="003823dd"/>
    </style:style>
    <style:style style:name="P15" style:family="paragraph" style:parent-style-name="Standard" style:list-style-name="L1">
      <style:text-properties officeooo:paragraph-rsid="0072c274"/>
    </style:style>
    <style:style style:name="P16" style:family="paragraph" style:parent-style-name="Standard" style:list-style-name="L1">
      <style:text-properties officeooo:paragraph-rsid="0039337a"/>
    </style:style>
    <style:style style:name="P17" style:family="paragraph" style:parent-style-name="Standard" style:list-style-name="L1">
      <style:text-properties officeooo:paragraph-rsid="003b8dbf"/>
    </style:style>
    <style:style style:name="P18" style:family="paragraph" style:parent-style-name="Standard" style:list-style-name="L1">
      <style:text-properties officeooo:paragraph-rsid="003c58bd"/>
    </style:style>
    <style:style style:name="P19" style:family="paragraph" style:parent-style-name="Standard" style:list-style-name="L1">
      <style:text-properties fo:font-weight="bold" officeooo:paragraph-rsid="000f34aa" style:font-weight-asian="bold" style:font-weight-complex="bold"/>
    </style:style>
    <style:style style:name="P20" style:family="paragraph" style:parent-style-name="Standard" style:list-style-name="L1">
      <style:text-properties fo:font-weight="bold" officeooo:paragraph-rsid="00116452" fo:background-color="transparent" style:font-weight-asian="bold" style:font-weight-complex="bold"/>
    </style:style>
    <style:style style:name="P21" style:family="paragraph" style:parent-style-name="Standard" style:list-style-name="L1">
      <style:text-properties officeooo:paragraph-rsid="00127e41" fo:background-color="transparent"/>
    </style:style>
    <style:style style:name="P22" style:family="paragraph" style:parent-style-name="Standard" style:list-style-name="L1">
      <style:text-properties officeooo:paragraph-rsid="007891aa" fo:background-color="transparent"/>
    </style:style>
    <style:style style:name="P23" style:family="paragraph" style:parent-style-name="Standard" style:list-style-name="L1">
      <style:text-properties officeooo:paragraph-rsid="00346836" fo:background-color="transparent"/>
    </style:style>
    <style:style style:name="P24" style:family="paragraph" style:parent-style-name="Text_20_body" style:list-style-name="L1">
      <style:text-properties officeooo:paragraph-rsid="00853f5a"/>
    </style:style>
    <style:style style:name="P25" style:family="paragraph" style:parent-style-name="Text_20_body" style:list-style-name="L1">
      <style:text-properties officeooo:paragraph-rsid="00862a6a"/>
    </style:style>
    <style:style style:name="P26" style:family="paragraph" style:parent-style-name="Text_20_body" style:list-style-name="L1">
      <style:text-properties officeooo:paragraph-rsid="00717e32"/>
    </style:style>
    <style:style style:name="P27" style:family="paragraph" style:parent-style-name="Text_20_body" style:list-style-name="L1">
      <style:text-properties officeooo:paragraph-rsid="002c7fc6"/>
    </style:style>
    <style:style style:name="P28" style:family="paragraph" style:parent-style-name="Text_20_body" style:list-style-name="L1">
      <style:text-properties officeooo:paragraph-rsid="00876049"/>
    </style:style>
    <style:style style:name="P29" style:family="paragraph" style:parent-style-name="Text_20_body" style:list-style-name="L1">
      <style:text-properties officeooo:paragraph-rsid="006cb913"/>
    </style:style>
    <style:style style:name="P30" style:family="paragraph" style:parent-style-name="Text_20_body" style:list-style-name="L1">
      <style:text-properties fo:font-size="11pt" fo:font-weight="normal" officeooo:rsid="002ac0d5" officeooo:paragraph-rsid="002ac0d5" fo:background-color="transparent" style:font-size-asian="11pt" style:font-weight-asian="normal" style:font-size-complex="11pt" style:font-weight-complex="normal"/>
    </style:style>
    <style:style style:name="P31" style:family="paragraph" style:parent-style-name="Text_20_body" style:list-style-name="L1">
      <style:text-properties fo:font-size="11pt" fo:font-weight="normal" officeooo:rsid="002c7fc6" officeooo:paragraph-rsid="002c7fc6" fo:background-color="transparent" style:font-size-asian="11pt" style:font-weight-asian="normal" style:font-size-complex="11pt" style:font-weight-complex="normal"/>
    </style:style>
    <style:style style:name="P32" style:family="paragraph" style:parent-style-name="Text_20_body">
      <style:text-properties fo:font-weight="bold" officeooo:paragraph-rsid="008dea6d" style:font-weight-asian="bold" style:font-weight-complex="bold"/>
    </style:style>
    <style:style style:name="P33" style:family="paragraph" style:parent-style-name="Text_20_body">
      <style:text-properties fo:font-weight="normal" officeooo:paragraph-rsid="008dea6d" style:font-weight-asian="normal" style:font-weight-complex="normal"/>
    </style:style>
    <style:style style:name="T1" style:family="text">
      <style:text-properties fo:font-style="italic" officeooo:rsid="007dd912" style:font-style-asian="italic" style:font-style-complex="italic"/>
    </style:style>
    <style:style style:name="T2" style:family="text">
      <style:text-properties fo:font-size="11pt" fo:font-weight="bold" officeooo:rsid="000f88e1" style:font-size-asian="11pt" style:font-weight-asian="bold" style:font-size-complex="11pt" style:font-weight-complex="bold"/>
    </style:style>
    <style:style style:name="T3" style:family="text">
      <style:text-properties fo:font-size="11pt" fo:font-weight="bold" officeooo:rsid="00116452" style:font-size-asian="11pt" style:font-weight-asian="bold" style:font-size-complex="11pt" style:font-weight-complex="bold"/>
    </style:style>
    <style:style style:name="T4" style:family="text">
      <style:text-properties fo:font-size="11pt" fo:font-weight="bold" officeooo:rsid="00127e41" style:font-size-asian="11pt" style:font-weight-asian="bold" style:font-size-complex="11pt" style:font-weight-complex="bold"/>
    </style:style>
    <style:style style:name="T5" style:family="text">
      <style:text-properties fo:font-size="11pt" fo:font-weight="bold" officeooo:rsid="0013678c" style:font-size-asian="11pt" style:font-weight-asian="bold" style:font-size-complex="11pt" style:font-weight-complex="bold"/>
    </style:style>
    <style:style style:name="T6" style:family="text">
      <style:text-properties fo:font-size="11pt" fo:font-weight="bold" officeooo:rsid="0064fa65" style:font-size-asian="11pt" style:font-weight-asian="bold" style:font-size-complex="11pt" style:font-weight-complex="bold"/>
    </style:style>
    <style:style style:name="T7" style:family="text">
      <style:text-properties fo:font-size="11pt" fo:font-weight="bold" officeooo:rsid="00697da1" style:font-size-asian="11pt" style:font-weight-asian="bold" style:font-size-complex="11pt" style:font-weight-complex="bold"/>
    </style:style>
    <style:style style:name="T8" style:family="text">
      <style:text-properties fo:font-size="11pt" fo:font-weight="bold" officeooo:rsid="0081fa5e" style:font-size-asian="11pt" style:font-weight-asian="bold" style:font-size-complex="11pt" style:font-weight-complex="bold"/>
    </style:style>
    <style:style style:name="T9" style:family="text">
      <style:text-properties fo:font-size="11pt" fo:font-weight="bold" officeooo:rsid="00836096" style:font-size-asian="11pt" style:font-weight-asian="bold" style:font-size-complex="11pt" style:font-weight-complex="bold"/>
    </style:style>
    <style:style style:name="T10" style:family="text">
      <style:text-properties fo:font-size="11pt" fo:font-weight="bold" officeooo:rsid="002c7fc6" fo:background-color="transparent" loext:char-shading-value="0" style:font-size-asian="11pt" style:font-weight-asian="bold" style:font-size-complex="11pt" style:font-weight-complex="bold"/>
    </style:style>
    <style:style style:name="T11" style:family="text">
      <style:text-properties fo:font-size="11pt" fo:font-weight="bold" officeooo:rsid="002ac0d5" fo:background-color="transparent" loext:char-shading-value="0" style:font-size-asian="11pt" style:font-weight-asian="bold" style:font-size-complex="11pt" style:font-weight-complex="bold"/>
    </style:style>
    <style:style style:name="T12" style:family="text">
      <style:text-properties fo:font-size="11pt" fo:font-weight="bold" officeooo:rsid="0014baa5" fo:background-color="transparent" loext:char-shading-value="0" style:font-size-asian="11pt" style:font-weight-asian="bold" style:font-size-complex="11pt" style:font-weight-complex="bold"/>
    </style:style>
    <style:style style:name="T13" style:family="text">
      <style:text-properties fo:font-size="11pt" fo:font-weight="bold" officeooo:rsid="00167f70" fo:background-color="transparent" loext:char-shading-value="0" style:font-size-asian="11pt" style:font-weight-asian="bold" style:font-size-complex="11pt" style:font-weight-complex="bold"/>
    </style:style>
    <style:style style:name="T14" style:family="text">
      <style:text-properties fo:font-size="11pt" fo:font-weight="bold" officeooo:rsid="001a624d" fo:background-color="transparent" loext:char-shading-value="0" style:font-size-asian="11pt" style:font-weight-asian="bold" style:font-size-complex="11pt" style:font-weight-complex="bold"/>
    </style:style>
    <style:style style:name="T15" style:family="text">
      <style:text-properties fo:font-size="11pt" fo:font-weight="bold" officeooo:rsid="001c21ba" fo:background-color="transparent" loext:char-shading-value="0" style:font-size-asian="11pt" style:font-weight-asian="bold" style:font-size-complex="11pt" style:font-weight-complex="bold"/>
    </style:style>
    <style:style style:name="T16" style:family="text">
      <style:text-properties fo:font-size="11pt" fo:font-weight="bold" officeooo:rsid="001fb39a" fo:background-color="transparent" loext:char-shading-value="0" style:font-size-asian="11pt" style:font-weight-asian="bold" style:font-size-complex="11pt" style:font-weight-complex="bold"/>
    </style:style>
    <style:style style:name="T17" style:family="text">
      <style:text-properties fo:font-size="11pt" fo:font-weight="bold" officeooo:rsid="002a879b" fo:background-color="transparent" loext:char-shading-value="0" style:font-size-asian="11pt" style:font-weight-asian="bold" style:font-size-complex="11pt" style:font-weight-complex="bold"/>
    </style:style>
    <style:style style:name="T18" style:family="text">
      <style:text-properties fo:font-size="11pt" fo:font-weight="bold" officeooo:rsid="00127e41" fo:background-color="transparent" loext:char-shading-value="0" style:font-size-asian="11pt" style:font-weight-asian="bold" style:font-size-complex="11pt" style:font-weight-complex="bold"/>
    </style:style>
    <style:style style:name="T19" style:family="text">
      <style:text-properties fo:font-size="11pt" fo:font-weight="bold" officeooo:rsid="00130009" fo:background-color="transparent" loext:char-shading-value="0" style:font-size-asian="11pt" style:font-weight-asian="bold" style:font-size-complex="11pt" style:font-weight-complex="bold"/>
    </style:style>
    <style:style style:name="T20" style:family="text">
      <style:text-properties fo:font-size="11pt" fo:font-weight="bold" officeooo:rsid="00697da1" fo:background-color="transparent" loext:char-shading-value="0" style:font-size-asian="11pt" style:font-weight-asian="bold" style:font-size-complex="11pt" style:font-weight-complex="bold"/>
    </style:style>
    <style:style style:name="T21" style:family="text">
      <style:text-properties fo:font-size="11pt" fo:font-weight="bold" officeooo:rsid="006cb913" fo:background-color="transparent" loext:char-shading-value="0" style:font-size-asian="11pt" style:font-weight-asian="bold" style:font-size-complex="11pt" style:font-weight-complex="bold"/>
    </style:style>
    <style:style style:name="T22" style:family="text">
      <style:text-properties fo:font-size="11pt" fo:font-weight="bold" officeooo:rsid="00116452" fo:background-color="transparent" loext:char-shading-value="0" style:font-size-asian="11pt" style:font-weight-asian="bold" style:font-size-complex="11pt" style:font-weight-complex="bold"/>
    </style:style>
    <style:style style:name="T23" style:family="text">
      <style:text-properties fo:font-size="11pt" fo:font-weight="bold" officeooo:rsid="008001bb" fo:background-color="transparent" loext:char-shading-value="0" style:font-size-asian="11pt" style:font-weight-asian="bold" style:font-size-complex="11pt" style:font-weight-complex="bold"/>
    </style:style>
    <style:style style:name="T24" style:family="text">
      <style:text-properties fo:font-size="11pt" fo:font-weight="bold" officeooo:rsid="00836096" fo:background-color="transparent" loext:char-shading-value="0" style:font-size-asian="11pt" style:font-weight-asian="bold" style:font-size-complex="11pt" style:font-weight-complex="bold"/>
    </style:style>
    <style:style style:name="T25" style:family="text">
      <style:text-properties fo:font-size="11pt" fo:font-weight="bold" officeooo:rsid="00849b1f" fo:background-color="transparent" loext:char-shading-value="0" style:font-size-asian="11pt" style:font-weight-asian="bold" style:font-size-complex="11pt" style:font-weight-complex="bold"/>
    </style:style>
    <style:style style:name="T26" style:family="text">
      <style:text-properties fo:font-size="11pt" fo:font-weight="bold" officeooo:rsid="00853f5a" fo:background-color="transparent" loext:char-shading-value="0" style:font-size-asian="11pt" style:font-weight-asian="bold" style:font-size-complex="11pt" style:font-weight-complex="bold"/>
    </style:style>
    <style:style style:name="T27" style:family="text">
      <style:text-properties fo:font-size="11pt" fo:font-weight="bold" officeooo:rsid="00876049" fo:background-color="transparent" loext:char-shading-value="0" style:font-size-asian="11pt" style:font-weight-asian="bold" style:font-size-complex="11pt" style:font-weight-complex="bold"/>
    </style:style>
    <style:style style:name="T28" style:family="text">
      <style:text-properties fo:font-size="11pt" officeooo:rsid="000f88e1" style:font-size-asian="11pt" style:font-size-complex="11pt"/>
    </style:style>
    <style:style style:name="T29" style:family="text">
      <style:text-properties fo:font-size="11pt" officeooo:rsid="00116452" style:font-size-asian="11pt" style:font-size-complex="11pt"/>
    </style:style>
    <style:style style:name="T30" style:family="text">
      <style:text-properties fo:font-size="11pt" officeooo:rsid="007e4a12" style:font-size-asian="11pt" style:font-size-complex="11pt"/>
    </style:style>
    <style:style style:name="T31" style:family="text">
      <style:text-properties fo:font-size="11pt" officeooo:rsid="008001bb" style:font-size-asian="11pt" style:font-size-complex="11pt"/>
    </style:style>
    <style:style style:name="T32" style:family="text">
      <style:text-properties fo:font-size="11pt" fo:font-weight="normal" style:font-size-asian="11pt" style:font-weight-asian="normal" style:font-size-complex="11pt" style:font-weight-complex="normal"/>
    </style:style>
    <style:style style:name="T33" style:family="text">
      <style:text-properties fo:font-size="11pt" fo:font-weight="normal" officeooo:rsid="000f88e1" style:font-size-asian="11pt" style:font-weight-asian="normal" style:font-size-complex="11pt" style:font-weight-complex="normal"/>
    </style:style>
    <style:style style:name="T34" style:family="text">
      <style:text-properties fo:font-size="11pt" fo:font-weight="normal" officeooo:rsid="00116452" style:font-size-asian="11pt" style:font-weight-asian="normal" style:font-size-complex="11pt" style:font-weight-complex="normal"/>
    </style:style>
    <style:style style:name="T35" style:family="text">
      <style:text-properties fo:font-size="11pt" fo:font-weight="normal" officeooo:rsid="00127e41" style:font-size-asian="11pt" style:font-weight-asian="normal" style:font-size-complex="11pt" style:font-weight-complex="normal"/>
    </style:style>
    <style:style style:name="T36" style:family="text">
      <style:text-properties fo:font-size="11pt" fo:font-weight="normal" officeooo:rsid="00130009" style:font-size-asian="11pt" style:font-weight-asian="normal" style:font-size-complex="11pt" style:font-weight-complex="normal"/>
    </style:style>
    <style:style style:name="T37" style:family="text">
      <style:text-properties fo:font-size="11pt" fo:font-weight="normal" officeooo:rsid="0013678c" style:font-size-asian="11pt" style:font-weight-asian="normal" style:font-size-complex="11pt" style:font-weight-complex="normal"/>
    </style:style>
    <style:style style:name="T38" style:family="text">
      <style:text-properties fo:font-size="11pt" fo:font-weight="normal" officeooo:rsid="005f93ca" style:font-size-asian="11pt" style:font-weight-asian="normal" style:font-size-complex="11pt" style:font-weight-complex="normal"/>
    </style:style>
    <style:style style:name="T39" style:family="text">
      <style:text-properties fo:font-size="11pt" fo:font-weight="normal" officeooo:rsid="0064fa65" style:font-size-asian="11pt" style:font-weight-asian="normal" style:font-size-complex="11pt" style:font-weight-complex="normal"/>
    </style:style>
    <style:style style:name="T40" style:family="text">
      <style:text-properties fo:font-size="11pt" fo:font-weight="normal" officeooo:rsid="007480d7" style:font-size-asian="11pt" style:font-weight-asian="normal" style:font-size-complex="11pt" style:font-weight-complex="normal"/>
    </style:style>
    <style:style style:name="T41" style:family="text">
      <style:text-properties fo:font-size="11pt" fo:font-weight="normal" officeooo:rsid="007dd912" style:font-size-asian="11pt" style:font-weight-asian="normal" style:font-size-complex="11pt" style:font-weight-complex="normal"/>
    </style:style>
    <style:style style:name="T42" style:family="text">
      <style:text-properties fo:font-size="11pt" fo:font-weight="normal" officeooo:rsid="007e04e5" style:font-size-asian="11pt" style:font-weight-asian="normal" style:font-size-complex="11pt" style:font-weight-complex="normal"/>
    </style:style>
    <style:style style:name="T43" style:family="text">
      <style:text-properties fo:font-size="11pt" fo:font-weight="normal" officeooo:rsid="008001bb" style:font-size-asian="11pt" style:font-weight-asian="normal" style:font-size-complex="11pt" style:font-weight-complex="normal"/>
    </style:style>
    <style:style style:name="T44" style:family="text">
      <style:text-properties fo:font-size="11pt" fo:font-weight="normal" officeooo:rsid="0081fa5e" style:font-size-asian="11pt" style:font-weight-asian="normal" style:font-size-complex="11pt" style:font-weight-complex="normal"/>
    </style:style>
    <style:style style:name="T45" style:family="text">
      <style:text-properties fo:font-size="11pt" fo:font-weight="normal" officeooo:rsid="00836096" style:font-size-asian="11pt" style:font-weight-asian="normal" style:font-size-complex="11pt" style:font-weight-complex="normal"/>
    </style:style>
    <style:style style:name="T46" style:family="text">
      <style:text-properties fo:font-size="11pt" fo:font-weight="normal" officeooo:rsid="00849b1f" style:font-size-asian="11pt" style:font-weight-asian="normal" style:font-size-complex="11pt" style:font-weight-complex="normal"/>
    </style:style>
    <style:style style:name="T47" style:family="text">
      <style:text-properties fo:font-size="11pt" fo:font-weight="normal" officeooo:rsid="008dea6d" style:font-size-asian="11pt" style:font-weight-asian="normal" style:font-size-complex="11pt" style:font-weight-complex="normal"/>
    </style:style>
    <style:style style:name="T48" style:family="text">
      <style:text-properties fo:font-size="11pt" fo:font-weight="normal" officeooo:rsid="008fd5ba" style:font-size-asian="11pt" style:font-weight-asian="normal" style:font-size-complex="11pt" style:font-weight-complex="normal"/>
    </style:style>
    <style:style style:name="T49" style:family="text">
      <style:text-properties fo:font-size="11pt" fo:font-weight="normal" officeooo:rsid="00130009" fo:background-color="transparent" loext:char-shading-value="0" style:font-size-asian="11pt" style:font-weight-asian="normal" style:font-size-complex="11pt" style:font-weight-complex="normal"/>
    </style:style>
    <style:style style:name="T50" style:family="text">
      <style:text-properties fo:font-size="11pt" fo:font-weight="normal" officeooo:rsid="0014baa5" fo:background-color="transparent" loext:char-shading-value="0" style:font-size-asian="11pt" style:font-weight-asian="normal" style:font-size-complex="11pt" style:font-weight-complex="normal"/>
    </style:style>
    <style:style style:name="T51" style:family="text">
      <style:text-properties fo:font-size="11pt" fo:font-weight="normal" officeooo:rsid="00167f70" fo:background-color="transparent" loext:char-shading-value="0" style:font-size-asian="11pt" style:font-weight-asian="normal" style:font-size-complex="11pt" style:font-weight-complex="normal"/>
    </style:style>
    <style:style style:name="T52" style:family="text">
      <style:text-properties fo:font-size="11pt" fo:font-weight="normal" officeooo:rsid="001a624d" fo:background-color="transparent" loext:char-shading-value="0" style:font-size-asian="11pt" style:font-weight-asian="normal" style:font-size-complex="11pt" style:font-weight-complex="normal"/>
    </style:style>
    <style:style style:name="T53" style:family="text">
      <style:text-properties fo:font-size="11pt" fo:font-weight="normal" officeooo:rsid="001c21ba" fo:background-color="transparent" loext:char-shading-value="0" style:font-size-asian="11pt" style:font-weight-asian="normal" style:font-size-complex="11pt" style:font-weight-complex="normal"/>
    </style:style>
    <style:style style:name="T54" style:family="text">
      <style:text-properties fo:font-size="11pt" fo:font-weight="normal" officeooo:rsid="001fb39a" fo:background-color="transparent" loext:char-shading-value="0" style:font-size-asian="11pt" style:font-weight-asian="normal" style:font-size-complex="11pt" style:font-weight-complex="normal"/>
    </style:style>
    <style:style style:name="T55" style:family="text">
      <style:text-properties fo:font-size="11pt" fo:font-weight="normal" officeooo:rsid="00219e46" fo:background-color="transparent" loext:char-shading-value="0" style:font-size-asian="11pt" style:font-weight-asian="normal" style:font-size-complex="11pt" style:font-weight-complex="normal"/>
    </style:style>
    <style:style style:name="T56" style:family="text">
      <style:text-properties fo:font-size="11pt" fo:font-weight="normal" officeooo:rsid="0021db33" fo:background-color="transparent" loext:char-shading-value="0" style:font-size-asian="11pt" style:font-weight-asian="normal" style:font-size-complex="11pt" style:font-weight-complex="normal"/>
    </style:style>
    <style:style style:name="T57" style:family="text">
      <style:text-properties fo:font-size="11pt" fo:font-weight="normal" officeooo:rsid="0024e30f" fo:background-color="transparent" loext:char-shading-value="0" style:font-size-asian="11pt" style:font-weight-asian="normal" style:font-size-complex="11pt" style:font-weight-complex="normal"/>
    </style:style>
    <style:style style:name="T58" style:family="text">
      <style:text-properties fo:font-size="11pt" fo:font-weight="normal" officeooo:rsid="0029971a" fo:background-color="transparent" loext:char-shading-value="0" style:font-size-asian="11pt" style:font-weight-asian="normal" style:font-size-complex="11pt" style:font-weight-complex="normal"/>
    </style:style>
    <style:style style:name="T59" style:family="text">
      <style:text-properties fo:font-size="11pt" fo:font-weight="normal" officeooo:rsid="002a879b" fo:background-color="transparent" loext:char-shading-value="0" style:font-size-asian="11pt" style:font-weight-asian="normal" style:font-size-complex="11pt" style:font-weight-complex="normal"/>
    </style:style>
    <style:style style:name="T60" style:family="text">
      <style:text-properties fo:font-size="11pt" fo:font-weight="normal" officeooo:rsid="002ac0d5" fo:background-color="transparent" loext:char-shading-value="0" style:font-size-asian="11pt" style:font-weight-asian="normal" style:font-size-complex="11pt" style:font-weight-complex="normal"/>
    </style:style>
    <style:style style:name="T61" style:family="text">
      <style:text-properties fo:font-size="11pt" fo:font-weight="normal" officeooo:rsid="002c7fc6" fo:background-color="transparent" loext:char-shading-value="0" style:font-size-asian="11pt" style:font-weight-asian="normal" style:font-size-complex="11pt" style:font-weight-complex="normal"/>
    </style:style>
    <style:style style:name="T62" style:family="text">
      <style:text-properties fo:font-size="11pt" fo:font-weight="normal" officeooo:rsid="00127e41" fo:background-color="transparent" loext:char-shading-value="0" style:font-size-asian="11pt" style:font-weight-asian="normal" style:font-size-complex="11pt" style:font-weight-complex="normal"/>
    </style:style>
    <style:style style:name="T63" style:family="text">
      <style:text-properties fo:font-size="11pt" fo:font-weight="normal" officeooo:rsid="00380819" fo:background-color="transparent" loext:char-shading-value="0" style:font-size-asian="11pt" style:font-weight-asian="normal" style:font-size-complex="11pt" style:font-weight-complex="normal"/>
    </style:style>
    <style:style style:name="T64" style:family="text">
      <style:text-properties fo:font-size="11pt" fo:font-weight="normal" officeooo:rsid="003b8dbf" fo:background-color="transparent" loext:char-shading-value="0" style:font-size-asian="11pt" style:font-weight-asian="normal" style:font-size-complex="11pt" style:font-weight-complex="normal"/>
    </style:style>
    <style:style style:name="T65" style:family="text">
      <style:text-properties fo:font-size="11pt" fo:font-weight="normal" officeooo:rsid="003c58bd" fo:background-color="transparent" loext:char-shading-value="0" style:font-size-asian="11pt" style:font-weight-asian="normal" style:font-size-complex="11pt" style:font-weight-complex="normal"/>
    </style:style>
    <style:style style:name="T66" style:family="text">
      <style:text-properties fo:font-size="11pt" fo:font-weight="normal" officeooo:rsid="004469d7" fo:background-color="transparent" loext:char-shading-value="0" style:font-size-asian="11pt" style:font-weight-asian="normal" style:font-size-complex="11pt" style:font-weight-complex="normal"/>
    </style:style>
    <style:style style:name="T67" style:family="text">
      <style:text-properties fo:font-size="11pt" fo:font-weight="normal" officeooo:rsid="0046038f" fo:background-color="transparent" loext:char-shading-value="0" style:font-size-asian="11pt" style:font-weight-asian="normal" style:font-size-complex="11pt" style:font-weight-complex="normal"/>
    </style:style>
    <style:style style:name="T68" style:family="text">
      <style:text-properties fo:font-size="11pt" fo:font-weight="normal" officeooo:rsid="0048cfb5" fo:background-color="transparent" loext:char-shading-value="0" style:font-size-asian="11pt" style:font-weight-asian="normal" style:font-size-complex="11pt" style:font-weight-complex="normal"/>
    </style:style>
    <style:style style:name="T69" style:family="text">
      <style:text-properties fo:font-size="11pt" fo:font-weight="normal" officeooo:rsid="00714417" fo:background-color="transparent" loext:char-shading-value="0" style:font-size-asian="11pt" style:font-weight-asian="normal" style:font-size-complex="11pt" style:font-weight-complex="normal"/>
    </style:style>
    <style:style style:name="T70" style:family="text">
      <style:text-properties fo:font-size="11pt" fo:font-weight="normal" officeooo:rsid="00717e32" fo:background-color="transparent" loext:char-shading-value="0" style:font-size-asian="11pt" style:font-weight-asian="normal" style:font-size-complex="11pt" style:font-weight-complex="normal"/>
    </style:style>
    <style:style style:name="T71" style:family="text">
      <style:text-properties fo:font-size="11pt" fo:font-weight="normal" officeooo:rsid="00718b13" fo:background-color="transparent" loext:char-shading-value="0" style:font-size-asian="11pt" style:font-weight-asian="normal" style:font-size-complex="11pt" style:font-weight-complex="normal"/>
    </style:style>
    <style:style style:name="T72" style:family="text">
      <style:text-properties fo:font-size="11pt" fo:font-weight="normal" officeooo:rsid="0071eb94" fo:background-color="transparent" loext:char-shading-value="0" style:font-size-asian="11pt" style:font-weight-asian="normal" style:font-size-complex="11pt" style:font-weight-complex="normal"/>
    </style:style>
    <style:style style:name="T73" style:family="text">
      <style:text-properties fo:font-size="11pt" fo:font-weight="normal" officeooo:rsid="0072c274" fo:background-color="transparent" loext:char-shading-value="0" style:font-size-asian="11pt" style:font-weight-asian="normal" style:font-size-complex="11pt" style:font-weight-complex="normal"/>
    </style:style>
    <style:style style:name="T74" style:family="text">
      <style:text-properties fo:font-size="11pt" fo:font-weight="normal" officeooo:rsid="000f88e1" fo:background-color="transparent" loext:char-shading-value="0" style:font-size-asian="11pt" style:font-weight-asian="normal" style:font-size-complex="11pt" style:font-weight-complex="normal"/>
    </style:style>
    <style:style style:name="T75" style:family="text">
      <style:text-properties fo:font-size="11pt" fo:font-weight="normal" officeooo:rsid="008001bb" fo:background-color="transparent" loext:char-shading-value="0" style:font-size-asian="11pt" style:font-weight-asian="normal" style:font-size-complex="11pt" style:font-weight-complex="normal"/>
    </style:style>
    <style:style style:name="T76" style:family="text">
      <style:text-properties fo:font-size="11pt" fo:font-weight="normal" officeooo:rsid="00116452" fo:background-color="transparent" loext:char-shading-value="0" style:font-size-asian="11pt" style:font-weight-asian="normal" style:font-size-complex="11pt" style:font-weight-complex="normal"/>
    </style:style>
    <style:style style:name="T77" style:family="text">
      <style:text-properties fo:font-size="11pt" fo:font-weight="normal" officeooo:rsid="0081fa5e" fo:background-color="transparent" loext:char-shading-value="0" style:font-size-asian="11pt" style:font-weight-asian="normal" style:font-size-complex="11pt" style:font-weight-complex="normal"/>
    </style:style>
    <style:style style:name="T78" style:family="text">
      <style:text-properties fo:font-size="11pt" fo:font-weight="normal" officeooo:rsid="00836096" fo:background-color="transparent" loext:char-shading-value="0" style:font-size-asian="11pt" style:font-weight-asian="normal" style:font-size-complex="11pt" style:font-weight-complex="normal"/>
    </style:style>
    <style:style style:name="T79" style:family="text">
      <style:text-properties fo:font-size="11pt" fo:font-weight="normal" officeooo:rsid="00849b1f" fo:background-color="transparent" loext:char-shading-value="0" style:font-size-asian="11pt" style:font-weight-asian="normal" style:font-size-complex="11pt" style:font-weight-complex="normal"/>
    </style:style>
    <style:style style:name="T80" style:family="text">
      <style:text-properties fo:font-size="11pt" fo:font-weight="normal" officeooo:rsid="00853f5a" fo:background-color="transparent" loext:char-shading-value="0" style:font-size-asian="11pt" style:font-weight-asian="normal" style:font-size-complex="11pt" style:font-weight-complex="normal"/>
    </style:style>
    <style:style style:name="T81" style:family="text">
      <style:text-properties fo:font-size="11pt" fo:font-weight="normal" officeooo:rsid="00862a6a" fo:background-color="transparent" loext:char-shading-value="0" style:font-size-asian="11pt" style:font-weight-asian="normal" style:font-size-complex="11pt" style:font-weight-complex="normal"/>
    </style:style>
    <style:style style:name="T82" style:family="text">
      <style:text-properties fo:font-size="11pt" fo:font-weight="normal" officeooo:rsid="00876049" fo:background-color="transparent" loext:char-shading-value="0" style:font-size-asian="11pt" style:font-weight-asian="normal" style:font-size-complex="11pt" style:font-weight-complex="normal"/>
    </style:style>
    <style:style style:name="T83" style:family="text">
      <style:text-properties fo:font-size="11pt" fo:font-weight="normal" officeooo:rsid="005f93ca" fo:background-color="#2cee0e" loext:char-shading-value="0" style:font-size-asian="11pt" style:font-weight-asian="normal" style:font-size-complex="11pt" style:font-weight-complex="normal"/>
    </style:style>
    <style:style style:name="T84" style:family="text">
      <style:text-properties fo:font-size="11pt" officeooo:rsid="000f88e1" fo:background-color="transparent" loext:char-shading-value="0" style:font-size-asian="11pt" style:font-size-complex="11pt"/>
    </style:style>
    <style:style style:name="T85" style:family="text">
      <style:text-properties fo:font-size="11pt" officeooo:rsid="008001bb" fo:background-color="transparent" loext:char-shading-value="0" style:font-size-asian="11pt" style:font-size-complex="11pt"/>
    </style:style>
    <style:style style:name="T86" style:family="text">
      <style:text-properties fo:font-size="11pt" officeooo:rsid="001fb39a" fo:background-color="transparent" loext:char-shading-value="0" style:font-size-asian="11pt" style:font-size-complex="11pt"/>
    </style:style>
    <style:style style:name="T87" style:family="text">
      <style:text-properties fo:font-size="11pt" officeooo:rsid="008dea6d" fo:background-color="transparent" loext:char-shading-value="0" style:font-size-asian="11pt" style:font-size-complex="11pt"/>
    </style:style>
    <style:style style:name="T88" style:family="text">
      <style:text-properties fo:font-size="11pt" fo:font-style="italic" fo:font-weight="normal" officeooo:rsid="00717e32" fo:background-color="transparent" loext:char-shading-value="0" style:font-size-asian="11pt" style:font-style-asian="italic" style:font-weight-asian="normal" style:font-size-complex="11pt" style:font-style-complex="italic" style:font-weight-complex="normal"/>
    </style:style>
    <style:style style:name="T89" style:family="text">
      <style:text-properties fo:font-size="11pt" fo:font-style="italic" fo:font-weight="normal" officeooo:rsid="008001bb" style:font-size-asian="11pt" style:font-style-asian="italic" style:font-weight-asian="normal" style:font-size-complex="11pt" style:font-style-complex="italic" style:font-weight-complex="normal"/>
    </style:style>
    <style:style style:name="T90" style:family="text">
      <style:text-properties fo:font-size="11pt" fo:font-style="normal" fo:font-weight="normal" officeooo:rsid="008001bb" style:font-size-asian="11pt" style:font-style-asian="normal" style:font-weight-asian="normal" style:font-size-complex="11pt" style:font-style-complex="normal" style:font-weight-complex="normal"/>
    </style:style>
    <style:style style:name="T91" style:family="text">
      <style:text-properties fo:font-size="11pt" fo:font-style="normal" fo:font-weight="normal" officeooo:rsid="008dea6d" style:font-size-asian="11pt" style:font-style-asian="normal" style:font-weight-asian="normal" style:font-size-complex="11pt" style:font-style-complex="normal" style:font-weight-complex="normal"/>
    </style:style>
    <style:style style:name="T92" style:family="text">
      <style:text-properties fo:font-size="11pt" style:text-underline-style="solid" style:text-underline-width="auto" style:text-underline-color="font-color" fo:font-weight="normal" officeooo:rsid="00836096" fo:background-color="transparent" loext:char-shading-value="0" style:font-size-asian="11pt" style:font-weight-asian="normal" style:font-size-complex="11pt" style:font-weight-complex="normal"/>
    </style:style>
    <style:style style:name="T93" style:family="text">
      <style:text-properties fo:font-size="11pt" style:text-underline-style="solid" style:text-underline-width="auto" style:text-underline-color="font-color" fo:font-weight="normal" officeooo:rsid="00849b1f" fo:background-color="transparent" loext:char-shading-value="0" style:font-size-asian="11pt" style:font-weight-asian="normal" style:font-size-complex="11pt" style:font-weight-complex="normal"/>
    </style:style>
    <style:style style:name="T94" style:family="text">
      <style:text-properties fo:font-size="11pt" style:text-underline-style="solid" style:text-underline-width="auto" style:text-underline-color="font-color" fo:font-weight="normal" officeooo:rsid="00853f5a" fo:background-color="transparent" loext:char-shading-value="0" style:font-size-asian="11pt" style:font-weight-asian="normal" style:font-size-complex="11pt" style:font-weight-complex="normal"/>
    </style:style>
    <style:style style:name="T95" style:family="text">
      <style:text-properties fo:color="#000000" loext:opacity="100%" style:font-name="Liberation Serif" fo:font-size="11pt" fo:letter-spacing="normal" fo:font-weight="normal" officeooo:rsid="002ac0d5" fo:background-color="transparent" loext:char-shading-value="0" style:font-size-asian="11pt" style:font-weight-asian="normal" style:font-size-complex="11pt" style:font-weight-complex="normal"/>
    </style:style>
    <style:style style:name="T96" style:family="text">
      <style:text-properties fo:color="#000000" loext:opacity="100%" style:font-name="Liberation Serif" fo:font-size="11pt" fo:letter-spacing="normal" fo:font-weight="normal" officeooo:rsid="00301a5c" fo:background-color="transparent" loext:char-shading-value="0" style:font-size-asian="11pt" style:font-weight-asian="normal" style:font-size-complex="11pt" style:font-weight-complex="normal"/>
    </style:style>
    <style:style style:name="T97" style:family="text">
      <style:text-properties fo:color="#000000" loext:opacity="100%" style:font-name="Liberation Serif" fo:font-size="11pt" fo:letter-spacing="normal" fo:font-weight="normal" officeooo:rsid="003142e6" fo:background-color="transparent" loext:char-shading-value="0" style:font-size-asian="11pt" style:font-weight-asian="normal" style:font-size-complex="11pt" style:font-weight-complex="normal"/>
    </style:style>
    <style:style style:name="T98" style:family="text">
      <style:text-properties fo:color="#000000" loext:opacity="100%" style:font-name="Liberation Serif" fo:font-size="11pt" fo:letter-spacing="normal" fo:font-weight="normal" officeooo:rsid="0048cfb5" fo:background-color="transparent" loext:char-shading-value="0" style:font-size-asian="11pt" style:font-weight-asian="normal" style:font-size-complex="11pt" style:font-weight-complex="normal"/>
    </style:style>
    <style:style style:name="T99" style:family="text">
      <style:text-properties fo:color="#000000" loext:opacity="100%" fo:font-size="11pt" fo:font-weight="normal" officeooo:rsid="003142e6" fo:background-color="transparent" loext:char-shading-value="0" style:font-size-asian="11pt" style:font-weight-asian="normal" style:font-size-complex="11pt" style:font-weight-complex="normal"/>
    </style:style>
    <style:style style:name="T100" style:family="text">
      <style:text-properties fo:color="#000000" loext:opacity="100%" fo:font-size="11pt" fo:font-weight="normal" officeooo:rsid="0048cfb5" fo:background-color="transparent" loext:char-shading-value="0" style:font-size-asian="11pt" style:font-weight-asian="normal" style:font-size-complex="11pt" style:font-weight-complex="normal"/>
    </style:style>
    <style:style style:name="T101" style:family="text">
      <style:text-properties fo:color="#fc5c00" loext:opacity="100%" style:font-name="Arial" fo:font-size="13pt" fo:letter-spacing="normal" fo:font-weight="normal" officeooo:rsid="002c7fc6" fo:background-color="transparent" loext:char-shading-value="0" style:font-size-asian="13pt" style:font-weight-asian="normal" style:font-size-complex="11pt" style:font-weight-complex="normal"/>
    </style:style>
    <style:style style:name="T102" style:family="text">
      <style:text-properties fo:color="#fc5c00" loext:opacity="100%" fo:font-size="11pt" fo:font-weight="normal" officeooo:rsid="002c7fc6" fo:background-color="transparent" loext:char-shading-value="0" style:font-size-asian="11pt" style:font-weight-asian="normal" style:font-size-complex="11pt" style:font-weight-complex="normal"/>
    </style:style>
    <style:style style:name="T103" style:family="text">
      <style:text-properties fo:color="#fc5c00" loext:opacity="100%" fo:font-size="11pt" fo:font-weight="normal" officeooo:rsid="002c7fc6" fo:background-color="#2cee0e" loext:char-shading-value="0" style:font-size-asian="11pt" style:font-weight-asian="normal" style:font-size-complex="11pt" style:font-weight-complex="normal"/>
    </style:style>
    <style:style style:name="T104" style:family="text">
      <style:text-properties style:use-window-font-color="true" loext:opacity="0%" fo:font-size="11pt" fo:font-weight="normal" officeooo:rsid="006cb913" fo:background-color="transparent" loext:char-shading-value="0" style:font-size-asian="11pt" style:font-weight-asian="normal" style:font-size-complex="11pt" style:font-weight-complex="normal"/>
    </style:style>
    <style:style style:name="T105" style:family="text">
      <style:text-properties style:text-position="super 58%" fo:font-size="11pt" fo:font-weight="normal" officeooo:rsid="00849b1f" fo:background-color="transparent" loext:char-shading-value="0" style:font-size-asian="11pt" style:font-weight-asian="normal" style:font-size-complex="11pt"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1">T</text:span><text:span text:style-name="T42">he web-based tool TRISH use</text:span><text:span text:style-name="T47">s</text:span><text:span text:style-name="T42"> the R-script ReconAnalog.R to generated reconstructions from tree-ring data. TRISH has the advantage of a global water balance model (WBM) and sophisticated mapping capabilities to interactively provide the reconstruction predictand </text:span><text:span text:style-name="T48">for a river basin or arbitrary region anywhere in the world (Prusevich et al., submitted).</text:span><text:span text:style-name="T42"> </text:span></text:p>
      <text:p text:style-name="P5"/>
      <text:p text:style-name="P4"><text:span text:style-name="T42">ReconAnalog, </text:span><text:span text:style-name="T41">the R script that makes reconstruction with with the web-based tool TRISH, was developed and tested in RStudio, outside </text:span><text:span text:style-name="T42">of </text:span><text:span text:style-name="T41">TRISH</text:span><text:span text:style-name="T42">, where the user must provide the time series of the predictand from whatever source</text:span><text:span text:style-name="T47"> (e.g., Meko et al., 2024) </text:span><text:span text:style-name="T42">. ReconAnalog required tab-separated input time series of predictand vector, a times series matrix of tree-ring chronologies, and tree-ring metadata. <text:s/>ReconAnalog also requires settings for reconstruction specifications, which it gets from a </text:span><text:span text:style-name="T41">"json" (Java Script Object Notation) fil</text:span><text:span text:style-name="T42">e, "Recon.init." <text:s/>You must build this json file. <text:s/>ReconAnalog </text:span><text:span text:style-name="T41">assumes that the json file is called "Recon.init." </text:span><text:span text:style-name="T42">In general use, you may be running ReconAnalog on different predictands, using different reconstruction settings, etc. It is a good idea, therefore to build multiple json files, each with a meaningful name, and then copy the desired json file with the name "Recon.init" when ready to run ReconAnalog.</text:span></text:p>
      <text:p text:style-name="P5"/>
      <text:p text:style-name="P4"><text:span text:style-name="T41">The illustration (Katun River runoff reconstruction) in</text:span><text:span text:style-name="T42"> section 4 of </text:span><text:span text:style-name="T41"><text:s/></text:span><text:span text:style-name="T47">Prusevich </text:span><text:span text:style-name="T41">et al. (submitted) </text:span><text:span text:style-name="T42">has the neame </text:span><text:span text:style-name="T41">"Recon_Katun.init."</text:span><text:span text:style-name="T42"> Please use that file as a template for writing your json file. </text:span></text:p>
      <text:p text:style-name="P6"/>
      <text:p text:style-name="P3"><text:span text:style-name="T32">This file explains each of entries in Recon_Katun.init</text:span><text:span text:style-name="T46"> as they apply when running ReconAnalog outside of TRISH. Some entries, as explained, are meaningful only within TRISH and are ignored in standalone running of ReconAnalog.</text:span></text:p>
      <text:p text:style-name="P2"/>
      <text:list xml:id="list546726631" text:style-name="L1">
        <text:list-item>
          <text:p text:style-name="P7"><text:span text:style-name="T2">"code_dir" :<text:tab/></text:span><text:span text:style-name="T33">"/home/dave/GitWork/TRISH-R</text:span><text:span text:style-name="T43">/</text:span><text:span text:style-name="T33">",</text:span><text:span text:style-name="T28"><text:line-break/>The system folder where </text:span><text:span text:style-name="T30">ReconAnalog.R and </text:span><text:span text:style-name="T28">all the Meko-written </text:span><text:span text:style-name="T30">R </text:span><text:span text:style-name="T28">functions </text:span><text:span text:style-name="T30">it calls are </text:span><text:span text:style-name="T28">stored on Meko’s laptop. He r</text:span><text:span text:style-name="T30">an </text:span><text:span text:style-name="T28">ReconAnalog </text:span><text:span text:style-name="T30">for this example by using RStudio to create a new project in folder "/home/dave/AAAtrish2," opening ReconAnalog.R, and runnning it. First he created folder "/home/dave/AAAtrish2/test_out to hold the model output.</text:span></text:p>
        </text:list-item>
        <text:list-item>
          <text:p text:style-name="P8"><text:span text:style-name="T2">"pdf_dir"</text:span><text:span text:style-name="T28"> </text:span><text:span text:style-name="T2">: </text:span><text:span text:style-name="T33">"/home/dave/GitWork/TRISH-R"</text:span><text:span text:style-name="T43">/</text:span><text:span text:style-name="T2">,<text:line-break/></text:span><text:span text:style-name="T38">The system folder from which TRISH copies the pdf file</text:span><text:span text:style-name="T43">s</text:span><text:span text:style-name="T38"> describing reconstruction method</text:span><text:span text:style-name="T43">s (e.g., "TrishOutputDescribeMLR1-PCA.pdf")</text:span></text:p>
        </text:list-item>
        <text:list-item>
          <text:p text:style-name="P19"><text:span text:style-name="T28">"tr_file"</text:span><text:span text:style-name="T84"> : "treeData</text:span><text:span text:style-name="T85">_Katun</text:span><text:span text:style-name="T84">.txt"</text:span><text:span text:style-name="T74">,</text:span><text:span text:style-name="T33"><text:line-break/></text:span><text:span text:style-name="T74">Tab-separated file of input tree-ring chronologies. </text:span><text:span text:style-name="T75">See the file for format. </text:span><text:span text:style-name="T77">First year must be complete (no missing data) for all files. <text:s/>Chronologies may end in different years. </text:span></text:p>
        </text:list-item>
        <text:list-item>
          <text:p text:style-name="P20"><text:span text:style-name="T29">"trM_file" : "treeMeta</text:span><text:span text:style-name="T31">_Katun</text:span><text:span text:style-name="T29">.txt",<text:line-break/></text:span><text:span text:style-name="T34">Tab-separated file of tree-ring metadata, trimmed accordingly so that included metadata just for those chronologies in treeData.txt. </text:span><text:span text:style-name="T43"><text:s/>Make sure the site IDs exactly match the IDs in the tr_file, and are in the same order</text:span><text:span text:style-name="T34">.</text:span></text:p>
        </text:list-item>
        <text:list-item>
          <text:p text:style-name="P9"><text:span text:style-name="T25">"</text:span><text:span text:style-name="T22">cl_file" : "hydroData</text:span><text:span text:style-name="T23">_Katun</text:span><text:span text:style-name="T22">.txt"</text:span><text:span text:style-name="T76">,</text:span><text:span text:style-name="T34"><text:line-break/>Tab-separated file of hydrologic predictand. This is two-column, with a year and a seasonalizd hydrologic variable </text:span></text:p>
        </text:list-item>
        <text:list-item>
          <text:p text:style-name="P21"><text:span text:style-name="T4">"outputDir" : <text:s/>"/home/dave/AAAtrish2/test_out/"</text:span><text:span text:style-name="T35">,<text:line-break/>The system folder to which ReconAnalog writes all graphics files, tables, time series, and auxilliary files. </text:span><text:span text:style-name="T43">You will have to revise this line to match your computer.</text:span></text:p>
        </text:list-item>
        <text:list-item>
          <text:p text:style-name="P9"><text:span text:style-name="T4">"NameNetwork": </text:span><text:span text:style-name="T18"><text:s/>"</text:span><text:span text:style-name="T23">ems1</text:span><text:span text:style-name="T18">"</text:span><text:span text:style-name="T62">, <text:tab/></text:span><text:span text:style-name="T35"><text:line-break/></text:span><text:span text:style-name="T43">Arbitrary n</text:span><text:span text:style-name="T35">ame of the selected tree-ring network. </text:span><text:span text:style-name="T43">Here, "ems1" refers to the journal </text:span><text:span text:style-name="T89">Environmental Monitoring and Software</text:span><text:span text:style-name="T90">. The Katun reconstruction of water-year runoff (RO) is used to illustrate TRISH in </text:span><text:span text:style-name="T91">Prusevich et al. (</text:span><text:span text:style-name="T90">submitted).</text:span></text:p>
        </text:list-item>
        <text:list-item>
          <text:p text:style-name="P10"><text:span text:style-name="T4"><text:s/>"PrewhitenOrder" : 0, <text:s text:c="3"/></text:span><text:span text:style-name="T83"><text:line-break/></text:span><text:span text:style-name="T50">The order of autoregressive</text:span><text:span text:style-name="T77"> (AR)</text:span><text:span text:style-name="T50"> model to use in prewhitening tree-ring chronologies. </text:span><text:span text:style-name="T71">Specification of order 0 in the </text:span><text:span text:style-name="T63">corresponds to no prewhitening. Allowable orders of AR models for prewhitening are 1, 2, or 3. </text:span><text:span text:style-name="T50"><text:s/></text:span><text:span text:style-name="T63"><text:s/></text:span><text:span text:style-name="T50"><text:s/></text:span></text:p>
        </text:list-item>
        <text:list-item>
          <text:p text:style-name="P11"><text:soft-page-break/><text:span text:style-name="T4">LallowLags" : </text:span><text:span text:style-name="T6">true</text:span><text:span text:style-name="T4">, <text:s text:c="2"/><text:line-break/></text:span><text:span text:style-name="T39">Whether to allow SSR model</text:span><text:span text:style-name="T44">s</text:span><text:span text:style-name="T39"> to include lags. <text:s/>If “true”, the pool of potential predictors includes the tree-ring chronology lagged t-2 to t+2 from the predictand. If “false,” only lag-0 tree-ring chronology is in the pool. </text:span><text:span text:style-name="T40">The stepwise regression might yield a no-lag </text:span><text:span text:style-name="T44">SSR </text:span><text:span text:style-name="T40">model even if lags are allowed in the pool of potential predictors</text:span><text:span text:style-name="T44"> -- <text:s/>for example, if entering lagged predictors fails to yield and increase in cross-validation skill.</text:span></text:p>
        </text:list-item>
        <text:list-item>
          <text:p text:style-name="P12"><text:span text:style-name="T4">NsitesUserNetwork" : </text:span><text:span text:style-name="T8">38</text:span><text:span text:style-name="T62">,</text:span><text:span text:style-name="T35"><text:tab/><text:line-break/></text:span><text:span text:style-name="T36">Number of sites in the user-supplied tree-ring network. </text:span><text:span text:style-name="T44">This number should match the number of columns in the "tr_file"</text:span><text:span text:style-name="T40">.</text:span></text:p>
        </text:list-item>
        <text:list-item>
          <text:p text:style-name="P22"><text:span text:style-name="T3">"YearScreen" : [17</text:span><text:span text:style-name="T8">86</text:span><text:span text:style-name="T3">,</text:span><text:span text:style-name="T8"> </text:span><text:span text:style-name="T3">199</text:span><text:span text:style-name="T8">4]</text:span><text:span text:style-name="T34">, <text:s text:c="2"/><text:line-break/></text:span><text:span text:style-name="T44">These are the first and last year for which ALL chronologies in "tr_file" have data (section with no missing data at any site)</text:span><text:span text:style-name="T37">. </text:span><text:span text:style-name="T44">In other words, this is the common period for all series in "tr_file."</text:span></text:p>
        </text:list-item>
        <text:list-item>
          <text:p text:style-name="P23"><text:span text:style-name="T5">"NafterYearScreen" : <text:tab/></text:span><text:span text:style-name="T7">3</text:span><text:span text:style-name="T9">8</text:span><text:span text:style-name="T5"><text:tab/></text:span><text:span text:style-name="T37"><text:line-break/>The number of chronologies</text:span><text:span text:style-name="T45"> in time series matrix "tr_file." <text:s/>Disregard the <text:line-break/>"after year screen." TRISH has settings for screening the chronologies by year coverage. Running ReconAnalog outside of TRISH does not have such options. </text:span><text:span text:style-name="T37"><text:s/></text:span></text:p>
        </text:list-item>
        <text:list-item>
          <text:p text:style-name="P13"><text:span text:style-name="T19">"NafterPolygon" : </text:span><text:span text:style-name="T24">3</text:span><text:span text:style-name="T20">8</text:span><text:span text:style-name="T19"><text:tab/></text:span><text:span text:style-name="T49"><text:line-break/></text:span><text:span text:style-name="T78">TRISH also allows users to spatially select a subset of chronologies using map tools. ReconAnalog by itself does not have such capability. Therefore, set "NafterPolygo" equal to "NafterYearScreen."</text:span></text:p>
        </text:list-item>
        <text:list-item>
          <text:p text:style-name="P13"><text:span text:style-name="T12">"HydroVariable" : <text:s/>"RO",</text:span><text:span text:style-name="T50"><text:tab/><text:line-break/></text:span><text:span text:style-name="T78">RO is the code for "runoff" in ReconAnalog. For this example, Meko used TRISH to generate water-year runoff (mm) averaged for the Katun River Basin, and downloaded the time series of runoff from TRISH.</text:span><text:span text:style-name="T51"><text:line-break/><text:line-break/></text:span><text:span text:style-name="T92">Note</text:span><text:span text:style-name="T93">.</text:span><text:span text:style-name="T78"> </text:span><text:span text:style-name="T79"><text:s/>ReconAnalog currently recognized five input codes for hydrologic variables: '</text:span><text:span text:style-name="T72">Q’,</text:span><text:span text:style-name="T51">RO',’</text:span><text:span text:style-name="T73">SM’,’T’,’P</text:span><text:span text:style-name="T79">','Flow1'</text:span><text:span text:style-name="T51">. These correspond to </text:span><text:span text:style-name="T73">discharge, runoff, soil moisture, temperature, precipitation</text:span><text:span text:style-name="T79"> and discharge(again) in </text:span><text:span text:style-name="T51">units </text:span><text:span text:style-name="T79">m</text:span><text:span text:style-name="T105">3</text:span><text:span text:style-name="T79">/sec,</text:span><text:span text:style-name="T73"> mm, mm, deg C</text:span><text:span text:style-name="T79">, </text:span><text:span text:style-name="T73">mm</text:span><text:span text:style-name="T79">, and kaf (thousand acre-ft</text:span><text:span text:style-name="T73">).</text:span><text:span text:style-name="T51"> <text:s/></text:span><text:span text:style-name="T79">More water-balance variable will be added in the future.</text:span><text:span text:style-name="T51"><text:line-break/></text:span></text:p>
        </text:list-item>
        <text:list-item>
          <text:p text:style-name="P14"><text:span text:style-name="T13">"ClimDatSet" : <text:s/>"CRU",</text:span><text:span text:style-name="T51"> <text:tab/><text:line-break/></text:span><text:span text:style-name="T79">Ignore this setting. In TRISH, it specifies that the CRU gridded climate data should drive the water balance model.</text:span></text:p>
        </text:list-item>
        <text:list-item>
          <text:p text:style-name="P15"><text:span text:style-name="T14">"HydroSeason" : [9,12],</text:span><text:span text:style-name="T52"> <text:tab/><text:line-break/></text:span><text:span text:style-name="T53">The ending month and number of months in the “season” </text:span><text:span text:style-name="T79">representing the time series in "cl_file." <text:s/>This input is meaningful only in TRISH, which seasonalized data from monthly data. Outside of TRISH, you simply supply the seasaonal time series</text:span><text:span text:style-name="T73">.</text:span><text:span text:style-name="T80"> For the record, [9,12] specifies water year, or 12 month period ending in September.</text:span></text:p>
        </text:list-item>
        <text:list-item>
          <text:p text:style-name="P16"><text:span text:style-name="T15">"yrgoc" : </text:span><text:span text:style-name="T26">1940</text:span><text:span text:style-name="T16">,</text:span><text:span text:style-name="T54"><text:tab/><text:line-break/>First year of predictand allowed to be used in calibrating any single-site reconstruction (SSR) models. </text:span><text:span text:style-name="T80">Note that the hydrologic data in "cl_file" begins with water year 1938. <text:s/>Because ReconAnalog allows the possibily of lagged predictors -- up to 2 years lag -- the start of the calibration period is specified to beging two years later than 1938.</text:span><text:span text:style-name="T64"> </text:span><text:span text:style-name="T54"><text:tab/></text:span></text:p>
        </text:list-item>
        <text:list-item>
          <text:p text:style-name="P17"><text:span text:style-name="T16">"yrspc": </text:span><text:span text:style-name="T26">1992 </text:span><text:span text:style-name="T16">,</text:span><text:span text:style-name="T54"><text:tab/><text:line-break/></text:span><text:span text:style-name="T64">Last</text:span><text:span text:style-name="T54"> year of predictand allowed to be used in calibrating any single-site reconstruction (SSR) models. </text:span><text:span text:style-name="T64">Analogous to yrgo</text:span><text:span text:style-name="T80">c, including the truncation to two years before the end of the time series in "cl_file."<text:line-break/><text:line-break/></text:span><text:span text:style-name="T94">Note</text:span><text:span text:style-name="T80">: You may set yrgoc and yrspc to -99999, which lets ReconAnalog compute the calibration period individually for each SSR depending on overlap of the predictand with the tree-ring chronology.<text:line-break/></text:span></text:p>
        </text:list-item>
        <text:list-item>
          <text:p text:style-name="P18"><text:span text:style-name="T16">"ktran" : 1,</text:span><text:span text:style-name="T54"> <text:s text:c="2"/><text:line-break/></text:span><text:span text:style-name="T55">Numeric code for transformation to be applied to predictand before any reconstruction modeling. Codes </text:span><text:soft-page-break/><text:span text:style-name="T55">are: none (1), square root(2) or log10 (3). <text:s/></text:span><text:span text:style-name="T65">The</text:span><text:span text:style-name="T55"> requested transformation </text:span><text:span text:style-name="T65">may be</text:span><text:span text:style-name="T55"> incompatible with the data. For example, negative temperature values are incompatible with square root and log10 transformations </text:span><text:span text:style-name="T65">and zero</text:span><text:span text:style-name="T55"> </text:span><text:span text:style-name="T65">precipitation</text:span><text:span text:style-name="T55"> is incompatible with </text:span><text:span text:style-name="T65">a </text:span><text:span text:style-name="T55">log10 transform. </text:span><text:span text:style-name="T65">ReconAnalog checks compatibility writes error message to system when bombing out if needed.</text:span><text:span text:style-name="T54"><text:tab/></text:span></text:p>
        </text:list-item>
        <text:list-item>
          <text:p text:style-name="P24"><text:span text:style-name="T16">"methMSR" : <text:s/>2,</text:span><text:span text:style-name="T54"> <text:s/><text:tab/><text:line-break/></text:span><text:span text:style-name="T56">Numeric code for method to be used for multi-site reconstruction (MSR). <text:s/>Options are (1) simple linear regression (SLR), (2) MLR on SSRs or their PCs, and <text:s text:c="2"/>(3) analog nearest neighbor PCA. </text:span></text:p>
        </text:list-item>
        <text:list-item>
          <text:p text:style-name="P25"><text:span text:style-name="T54">"</text:span><text:span text:style-name="T16">PCApredictors" : true, <text:s/></text:span><text:span text:style-name="T54"><text:tab/><text:line-break/></text:span><text:span text:style-name="T57">Whether predictors are to be principal components (PCs) of the original chronologies (true), or the chronologies themselves (false).</text:span><text:span text:style-name="T81"> This option is ignored for all except "methMSR" settings 2. If true, the predictand is regressed on PCs of the SSRs. <text:s/>If false, the predictand is regressed on the SSRs themselves.</text:span></text:p>
        </text:list-item>
        <text:list-item>
          <text:p text:style-name="P25"><text:span text:style-name="T16">"kHowPCA" : 2,</text:span><text:span text:style-name="T54"><text:tab/></text:span><text:span text:style-name="T58"><text:line-break/>Whether the PCA of SSRs is to be done on the correlation matric (1) or covariance matrix (2) of the SSRs. </text:span><text:span text:style-name="T81">The covariance matrix makes the most sense, because the variance of an SSR reflects the strength of its signal for the predictand.</text:span></text:p>
        </text:list-item>
        <text:list-item>
          <text:p text:style-name="P26"><text:span text:style-name="T16">"PCoption" : </text:span><text:span text:style-name="T27">1</text:span><text:span text:style-name="T16">,</text:span><text:span text:style-name="T54"><text:tab/></text:span><text:span text:style-name="T58"><text:line-break/></text:span><text:span text:style-name="T81">This option</text:span><text:span text:style-name="T66"> dictates how the PCs of SSRs </text:span><text:span text:style-name="T69">are made</text:span><text:span text:style-name="T66"> available to the reconstruction. </text:span><text:span text:style-name="T69">If </text:span><text:span text:style-name="T81">2, the PCs </text:span><text:span text:style-name="T69">most highly correlated with the predictand comprise the pool of potential predictors. How many are in the pool depends on</text:span><text:span text:style-name="T58"> your setting for the factor </text:span><text:span text:style-name="T81">"</text:span><text:span text:style-name="T58">f</text:span><text:span text:style-name="T81">"</text:span><text:span text:style-name="T58"> (see below). <text:s/></text:span><text:span text:style-name="T81">If PCoption=1, the pool o</text:span><text:span text:style-name="T82">f</text:span><text:span text:style-name="T81"> potential predictors is those with the highest eigenvalues. How many depends on the setting for "nPCsKeep.</text:span></text:p>
        </text:list-item>
        <text:list-item>
          <text:p text:style-name="P26"><text:span text:style-name="T17">"nPCsKeep" : <text:s/>1, </text:span><text:span text:style-name="T59"><text:tab/><text:line-break/></text:span><text:span text:style-name="T60">Number of PCs to keep in pool. </text:span><text:span text:style-name="T67">This setting is ignored unless</text:span><text:span text:style-name="T60"> PCoption=1. </text:span><text:span text:style-name="T70">The number, </text:span><text:span text:style-name="T88">k</text:span><text:span text:style-name="T70">, that you enter <text:s/>corresponds to the k most important PC of the SSRs, as ranked by eigenvalue. For example, if </text:span><text:span text:style-name="T88">k</text:span><text:span text:style-name="T70">=3, PCs 1, 2, and 3 are included in the predictor pool for the MLR-PC reconstructions method, or analogs are dependent on just those three PCs for the analog method.</text:span></text:p>
        </text:list-item>
        <text:list-item>
          <text:p text:style-name="P27"><text:span text:style-name="T11">"f" : <text:s text:c="2"/>0.10, <text:s/></text:span><text:span text:style-name="T60"><text:s text:c="4"/><text:line-break/></text:span><text:span text:style-name="T68">The factor “f” constrains the number of variables in pool of potential predictors for the MSR stepwise regression models, and may also constrain the number of PCs used for analog identification with the combination methMSR=3 and PCoptions=2. The factor “f” is intended to help guard again</text:span><text:span text:style-name="T82">st</text:span><text:span text:style-name="T68"> overfitting and chance relationships. </text:span><text:span text:style-name="T60">Depending on some other settings, the size of the pool of potential predictors for the MSR is restricted to be less than a decimal fraction f of the number of observations in the calibration period. So, if 100 years in the calbration period and f=0.1, no more than 9 variables would be allowed in the pool of potential predictors. This fraction f is ignored with the following combinations of other settings:</text:span></text:p>
          <text:list>
            <text:list-item>
              <text:p text:style-name="P30">methMSR=1</text:p>
            </text:list-item>
            <text:list-item>
              <text:p text:style-name="P27"><text:span text:style-name="T60">methMSR=2 and </text:span><text:span text:style-name="T61">P</text:span><text:span text:style-name="T82">CA</text:span><text:span text:style-name="T61">predictors=true and PCoption=1</text:span></text:p>
            </text:list-item>
            <text:list-item>
              <text:p text:style-name="P31">methMSr=3 and PCoption=1</text:p>
            </text:list-item>
          </text:list>
        </text:list-item>
        <text:list-item>
          <text:p text:style-name="P28"><text:span text:style-name="T10">alphaR" <text:s/>: <text:s/>0.05,</text:span><text:span text:style-name="T61"><text:tab/></text:span><text:span text:style-name="T101"><text:line-break/></text:span><text:span text:style-name="T96">Threshold alpha-level for </text:span><text:span text:style-name="T95">scr</text:span><text:span text:style-name="T96">eening of PCs when using analog reconstruction method (methMSR=3) </text:span><text:span text:style-name="T98">with</text:span><text:span text:style-name="T96"> PCoption=2. Only those PCs whose scores are signficantly correlated with predictand at thie alpha level (two-tailed test, no adjustment for autocorrelation). </text:span><text:span text:style-name="T97">For any other settings of methMSR and </text:span><text:soft-page-break/><text:span text:style-name="T97">Pcoption, alphaR s ingored by ReconAnalog. The only acceptable levels for alpha</text:span><text:span text:style-name="T98">R</text:span><text:span text:style-name="T97"> are members of the set {0.05, 0.01, 0.001}.</text:span></text:p>
        </text:list-item>
        <text:list-item>
          <text:p text:style-name="P28"><text:span text:style-name="T10">"Lcausal" : true</text:span><text:span text:style-name="T61"><text:tab/><text:tab/></text:span><text:span text:style-name="T102"><text:line-break/></text:span><text:span text:style-name="T99">Whether to require that lagged SSR models make sense causally to be accepted. If Lcausal=true, the SSR model is rejected if the only predictor(s) in the model are negative, implying that the current year’s predictand can be reconstructied from previous years’ tree rings only (illogical). The setting “</text:span><text:span text:style-name="T100">true” is generally </text:span><text:span text:style-name="T99">appropritate, but Lcausal is allowed to be changed for exploratory sensitivity analysis.</text:span></text:p>
        </text:list-item>
        <text:list-item>
          <text:p text:style-name="P29"><text:span text:style-name="T10">"</text:span><text:span text:style-name="T21">RequireStable</text:span><text:span text:style-name="T10">" : true</text:span><text:span text:style-name="T61"><text:tab/><text:tab/></text:span><text:span text:style-name="T103"><text:line-break/></text:span><text:span text:style-name="T104">Whether to require that SSR models have positive RE statistic for both halves of split sample validation for acceptance. True is generally appropriate because a negative RE on one of the split-sample halves indicates that a model fit to one half generates predictions for the other half no better than substituting the calibration-period mean as the prediction for each year. In other words, no skill. The user is allowed to set RequireStable to false for sensitivity studies. It is also possible that with a very short overlap of hydro and tree-ring data the split samples are ridiculously short. Or maybe one half of the data has very little year-to-year variability in the predictand. Then it might not be surprising that the small variations are not tracked well by the tree-ring predictions.</text:span><text:span text:style-name="T60"><text:line-break/></text:span><text:span text:style-name="T54"><text:line-break/><text:tab/><text:tab/><text:tab/><text:tab/><text:tab/><text:tab/></text:span></text:p>
        </text:list-item>
      </text:list>
      <text:p text:style-name="P32"><text:span text:style-name="T86">R</text:span><text:span text:style-name="T87">eferences</text:span></text:p>
      <text:p text:style-name="P33"><text:span text:style-name="T87">Meko, D. M., Biondi, F., Taylor, A. H., Panyushkina, I. P., Thaxton, R. D., Prusevich, A. A., . . . Glidden, S. (2024). Runoff variability in the Truckee-Carson River Basin from tree rings and a water balance model. Earth Interact.. (Early online version, 5 June 2024) doi: 10.1175/EI-D-23-0018.1</text:span></text:p>
      <text:p text:style-name="P33"><text:span text:style-name="T87">Prusevich, A. A., Meko, D. M., Panyushkina, I. P., Shiklomanov, A. I., Lammers, R. B., Glidden, S., &amp; Thaxton, R. D. (submitted). TRISH: Tree-Ring Integrated System for Hydrology, a web-based tool for reconstruction. Environ. Model. Softw.. (Submitted 29 October 2024)</text:span></text:p>
      <text:p text:style-name="P33"><text:span text:style-name="T8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1"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c__20_Content_7e_LT_7e_Gliederung_20_1" style:display-name="Title, Content~LT~Gliederung 1" style:family="paragraph" style:default-outline-level="">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style:line-height-at-least="0.139in"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c__20_Content_7e_LT_7e_Hintergrund" style:display-name="Title, Content~LT~Hintergrund"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5a0ab" officeooo:paragraph-rsid="0015a0ab"/>
    </style:style>
    <style:style style:name="MT1" style:family="text">
      <style:text-properties fo:font-style="italic" officeooo:rsid="007dd912"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Recon_init_explanation</text:span><text:tab/><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7T09:41:10.571588286</meta:creation-date>
    <meta:editing-duration>P0D</meta:editing-duration>
    <meta:editing-cycles>1</meta:editing-cycles>
    <meta:generator>LibreOffice/7.3.7.2$Linux_X86_64 LibreOffice_project/30$Build-2</meta:generator>
    <meta:document-statistic meta:table-count="0" meta:image-count="0" meta:object-count="0" meta:page-count="4" meta:paragraph-count="39" meta:word-count="1865" meta:character-count="12081" meta:non-whitespace-character-count="10181"/>
  </office:meta>
</office:document-meta>
</file>